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26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4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umber of islands is 10, with population size of 10 for eac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tandard deviation same as before,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rame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mount seed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Tu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BentCIgar</text:p>
          </table:table-cell>
          <table:table-cell table:style-name="ce3" office:value-type="string" calcext:value-type="string">
            <text:p>9.999998..</text:p>
          </table:table-cell>
          <table:table-cell office:value-type="string" calcext:value-type="string">
            <text:p>Declined scoreif interval gets bigger, 1 maximium on interval 1? <text:s/>Due to climb fun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Tune</text:p>
          </table:table-cell>
          <table:table-cell table:style-name="ce3" office:value-type="string" calcext:value-type="string">
            <text:p>7 of ander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chaffers</text:p>
          </table:table-cell>
          <table:table-cell table:style-name="ce3" office:value-type="string" calcext:value-type="string">
            <text:p>9.99995..</text:p>
          </table:table-cell>
          <table:table-cell office:value-type="string" calcext:value-type="string">
            <text:p>On some places, same value. Mulitple optimiums, multimodal cause? 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lim interval</text:p>
          </table:table-cell>
          <table:table-cell table:style-name="ce1" office:value-type="string" calcext:value-type="string">
            <text:p>Tun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4" office:value-type="string" calcext:value-type="string">
            <text:p>8.5966275899556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Tu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Katsuura</text:p>
          </table:table-cell>
          <table:table-cell table:style-name="ce3" office:value-type="string" calcext:value-type="string">
            <text:p>8.9254089885087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Tun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Katsuura</text:p>
          </table:table-cell>
          <table:table-cell table:style-name="ce3" office:value-type="string" calcext:value-type="string">
            <text:p>8.3650035782631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Tune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Katsuura</text:p>
          </table:table-cell>
          <table:table-cell table:style-name="ce3" office:value-type="string" calcext:value-type="string">
            <text:p>8.7848705830410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Elim interval</text:p>
          </table:table-cell>
          <table:table-cell table:style-name="ce1" office:value-type="string" calcext:value-type="string">
            <text:p>Tune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4" office:value-type="string" calcext:value-type="string">
            <text:p>8.8364005566879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Deterministic V1 – divide 2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table:style-name="ce3" office:value-type="string" calcext:value-type="string">
            <text:p>9.9976845480012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Deterministic V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table:style-name="ce3" office:value-type="string" calcext:value-type="string">
            <text:p>9.9931207578055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Elim interval</text:p>
          </table:table-cell>
          <table:table-cell table:style-name="ce1" office:value-type="string" calcext:value-type="string">
            <text:p>Deterministic V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4" office:value-type="string" calcext:value-type="string">
            <text:p>9.097280977188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Deterministic V2 – divide island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table:style-name="ce3" office:value-type="string" calcext:value-type="string">
            <text:p>9.9999950608944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Deterministic V2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table:style-name="ce3" office:value-type="string" calcext:value-type="string">
            <text:p>9.9997212716827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Elim interval</text:p>
          </table:table-cell>
          <table:table-cell table:style-name="ce1" office:value-type="string" calcext:value-type="string">
            <text:p>Deterministic V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4" office:value-type="string" calcext:value-type="string">
            <text:p>8.8639832427684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Adaptive V1, unchanged_count=interval + D V2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table:style-name="ce3" office:value-type="string" calcext:value-type="string">
            <text:p>9.9999588053174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Adaptive V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table:style-name="ce3" office:value-type="string" calcext:value-type="string">
            <text:p>9.9994524175131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Elim interval</text:p>
          </table:table-cell>
          <table:table-cell table:style-name="ce1" office:value-type="string" calcext:value-type="string">
            <text:p>Adaptive V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4" office:value-type="string" calcext:value-type="string">
            <text:p>8.9807503760621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Adaptive V1, unchanged_count=interval + D V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table:style-name="ce3" office:value-type="string" calcext:value-type="string">
            <text:p>9.9910385953585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Adaptive V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table:style-name="ce3" office:value-type="string" calcext:value-type="string">
            <text:p>9.9931207229780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Elim interval</text:p>
          </table:table-cell>
          <table:table-cell table:style-name="ce1" office:value-type="string" calcext:value-type="string">
            <text:p>Adaptive V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4" office:value-type="string" calcext:value-type="string">
            <text:p>8.8186798939430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Adaptive V2, maxunchanged then elim thi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office:value-type="string" calcext:value-type="string">
            <text:p>9.988899990812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im interval</text:p>
          </table:table-cell>
          <table:table-cell office:value-type="string" calcext:value-type="string">
            <text:p>Adaptive V2 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office:value-type="string" calcext:value-type="string">
            <text:p>9.9947762474715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Elim interval</text:p>
          </table:table-cell>
          <table:table-cell table:style-name="ce1" office:value-type="string" calcext:value-type="string">
            <text:p>Adaptive V2 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1" office:value-type="string" calcext:value-type="string">
            <text:p>8.92456699438421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rame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mount seed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entCigar has 40 cycles if 10 islands and 25 pop si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Tu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office:value-type="string" calcext:value-type="string">
            <text:p>9.986687461574556</text:p>
          </table:table-cell>
          <table:table-cell/>
          <table:table-cell office:value-type="string" calcext:value-type="string">
            <text:p>Schaffers has 400 cyc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Tune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office:value-type="string" calcext:value-type="string">
            <text:p>9.98789102199512</text:p>
          </table:table-cell>
          <table:table-cell/>
          <table:table-cell office:value-type="string" calcext:value-type="string">
            <text:p>Katsuura has 4000 cycles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ross_interval</text:p>
          </table:table-cell>
          <table:table-cell table:style-name="ce1" office:value-type="string" calcext:value-type="string">
            <text:p>Tu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ntCIgar</text:p>
          </table:table-cell>
          <table:table-cell table:style-name="ce1" office:value-type="string" calcext:value-type="string">
            <text:p>9.988899990812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Tu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office:value-type="string" calcext:value-type="string">
            <text:p>9.8334334960803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Tune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office:value-type="string" calcext:value-type="string">
            <text:p>9.9849668874480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Tune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office:value-type="string" calcext:value-type="string">
            <text:p>9.99303590287534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ross_interval</text:p>
          </table:table-cell>
          <table:table-cell table:style-name="ce1" office:value-type="string" calcext:value-type="string">
            <text:p>Tune</text:p>
          </table:table-cell>
          <table:table-cell table:style-name="ce1" office:value-type="string" calcext:value-type="string">
            <text:p>500 (400 max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haffers</text:p>
          </table:table-cell>
          <table:table-cell table:style-name="ce1" office:value-type="string" calcext:value-type="string">
            <text:p>9.9931206487728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Tune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suura</text:p>
          </table:table-cell>
          <table:table-cell office:value-type="string" calcext:value-type="string">
            <text:p>6.2336011046966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Tune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suura</text:p>
          </table:table-cell>
          <table:table-cell office:value-type="string" calcext:value-type="string">
            <text:p>8.863135337551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ross_interval</text:p>
          </table:table-cell>
          <table:table-cell table:style-name="ce1" office:value-type="string" calcext:value-type="string">
            <text:p>Tun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1" office:value-type="string" calcext:value-type="string">
            <text:p>9.1925130280276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Tune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suura</text:p>
          </table:table-cell>
          <table:table-cell office:value-type="string" calcext:value-type="string">
            <text:p>8.6994095923418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Tune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suura</text:p>
          </table:table-cell>
          <table:table-cell office:value-type="string" calcext:value-type="string">
            <text:p>8.9315939290290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Determinstic V2 – divide isl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office:value-type="string" calcext:value-type="string">
            <text:p>9.9821915114590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Determinstic V2 – divide islan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office:value-type="string" calcext:value-type="string">
            <text:p>9.8995448347233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ross_interval</text:p>
          </table:table-cell>
          <table:table-cell table:style-name="ce1" office:value-type="string" calcext:value-type="string">
            <text:p>Determinstic V2 – divide islands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1" office:value-type="string" calcext:value-type="string">
            <text:p>9.267377766516432</text:p>
          </table:table-cell>
          <table:table-cell office:value-type="string" calcext:value-type="string">
            <text:p>Starts at interval 400, and then becomes smaller and small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Determinstic V1 – divide 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office:value-type="string" calcext:value-type="string">
            <text:p>9.9871913476309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Determinstic V1 – divide 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office:value-type="string" calcext:value-type="string">
            <text:p>9.9934788034360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Determinstic V1 – divide 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office:value-type="string" calcext:value-type="string">
            <text:p>8.8770518040601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Adaptive <text:s/>maxunchange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office:value-type="string" calcext:value-type="string">
            <text:p>9.988899990812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Adaptive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office:value-type="string" calcext:value-type="string">
            <text:p>9.9931153500268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Cross_interval</text:p>
          </table:table-cell>
          <table:table-cell table:style-name="ce2" office:value-type="string" calcext:value-type="string">
            <text:p>Adaptive 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office:value-type="string" calcext:value-type="string">
            <text:p>8.7731951251364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Adaptive unchanged_count=interval DV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office:value-type="string" calcext:value-type="string">
            <text:p>9.9791829263034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Adaptive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office:value-type="string" calcext:value-type="string">
            <text:p>9.9501631473366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ross_interval</text:p>
          </table:table-cell>
          <table:table-cell table:style-name="ce1" office:value-type="string" calcext:value-type="string">
            <text:p>Adaptive 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table:style-name="ce1" office:value-type="string" calcext:value-type="string">
            <text:p>9.0742887436240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Adaptive unchanged_count=interval DV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ntCIgar</text:p>
          </table:table-cell>
          <table:table-cell office:value-type="string" calcext:value-type="string">
            <text:p>9.9874989974401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Adaptive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haffers</text:p>
          </table:table-cell>
          <table:table-cell office:value-type="string" calcext:value-type="string">
            <text:p>9.9930626963671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ross_interval</text:p>
          </table:table-cell>
          <table:table-cell office:value-type="string" calcext:value-type="string">
            <text:p>Adaptive 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Katsuura</text:p>
          </table:table-cell>
          <table:table-cell office:value-type="string" calcext:value-type="string">
            <text:p>8.6328120965834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33:23.913083465</meta:creation-date>
    <dc:date>2018-10-14T14:55:29.688805002</dc:date>
    <meta:editing-duration>PT2H18S</meta:editing-duration>
    <meta:editing-cycles>32</meta:editing-cycles>
    <meta:generator>LibreOffice/5.1.6.2$Linux_X86_64 LibreOffice_project/10m0$Build-2</meta:generator>
    <meta:document-statistic meta:table-count="1" meta:cell-count="286" meta:object-count="0"/>
  </office:meta>
</office:document-meta>
</file>